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mbria Math" svg:font-family="Cambria Math" style:font-family-generic="roman" style:font-pitch="variable" svg:panose-1="2 4 5 3 5 4 6 3 2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ListParagraph" style:master-page-name="MP0" style:list-style-name="LFO1" style:family="paragraph">
      <style:paragraph-properties fo:break-before="page"/>
    </style:style>
    <style:style style:name="P2" style:parent-style-name="NormalWeb" style:list-style-name="LFO1" style:family="paragraph"/>
    <style:style style:name="T3" style:parent-style-name="DefaultParagraphFont" style:family="text">
      <style:text-properties style:font-name="Aptos"/>
    </style:style>
    <style:style style:name="T4" style:parent-style-name="Strong" style:family="text">
      <style:text-properties style:font-name="Aptos" style:font-name-asian="Times New Roman" fo:font-weight="normal" style:font-weight-asian="normal" style:font-weight-complex="normal"/>
    </style:style>
    <style:style style:name="T5" style:parent-style-name="Strong" style:family="text">
      <style:text-properties style:font-name="Aptos" style:font-name-asian="Times New Roman" fo:font-weight="normal" style:font-weight-asian="normal" style:font-weight-complex="normal"/>
    </style:style>
    <style:style style:name="T6" style:parent-style-name="DefaultParagraphFont" style:family="text">
      <style:text-properties style:font-name="Aptos"/>
    </style:style>
    <style:style style:name="T7" style:parent-style-name="DefaultParagraphFont" style:family="text">
      <style:text-properties style:font-name="Aptos"/>
    </style:style>
    <style:style style:name="P8" style:parent-style-name="ListParagraph" style:list-style-name="LFO1" style:family="paragraph"/>
    <style:style style:name="P9" style:parent-style-name="NormalWeb" style:list-style-name="LFO1" style:family="paragraph"/>
    <style:style style:name="T10" style:parent-style-name="DefaultParagraphFont" style:family="text">
      <style:text-properties style:font-name="Aptos"/>
    </style:style>
    <style:style style:name="T11" style:parent-style-name="Strong" style:family="text">
      <style:text-properties style:font-name="Aptos" style:font-name-asian="Times New Roman"/>
    </style:style>
    <style:style style:name="T12" style:parent-style-name="Strong" style:family="text">
      <style:text-properties style:font-name="Aptos" style:font-name-asian="Times New Roman" fo:font-weight="normal" style:font-weight-asian="normal" style:font-weight-complex="normal"/>
    </style:style>
    <style:style style:name="T13" style:parent-style-name="DefaultParagraphFont" style:family="text">
      <style:text-properties style:font-name="Aptos"/>
    </style:style>
    <style:style style:name="P14" style:parent-style-name="ListParagraph" style:list-style-name="LFO1" style:family="paragraph"/>
    <style:style style:name="T15" style:parent-style-name="DefaultParagraphFont" style:family="text">
      <style:text-properties style:font-name="Cambria Math" style:font-name-complex="Cambria Math"/>
    </style:style>
  </office:automatic-styles>
  <office:body>
    <office:text text:use-soft-page-breaks="true">
      <text:list text:style-name="LFO1" text:continue-numbering="true">
        <text:list-item>
          <text:p text:style-name="P1">The component that carried the highest risk in my AutoServe Innovations test strategy was the Contact Form. This was prioritised over others because it directly handles user‑submitted information and relies on backend functionality, which introduces both functional and security risks. A failure here could prevent customers from reaching support, expose the system to malicious input, or damage user trust. Unlike visual components, the contact form has real operational impact, so ensuring its reliability and security was essential.</text:p>
        </text:list-item>
        <text:list-item>
          <text:p text:style-name="P2"><text:span text:style-name="T3">One place where the test order could be improved is in the<text:s/></text:span><text:span text:style-name="T4">Pricing and Sign</text:span><text:span text:style-name="T5">‑Up flow</text:span><text:span text:style-name="T6">. Initially, the Sign</text:span><text:span text:style-name="T7">‑Up Button was scheduled for testing before fully validating the pricing table and plan descriptions. This missed dependency meant users could potentially be directed into the registration process without having accurate or approved pricing information. Reordering these tests so that pricing is confirmed first would reduce the risk of users selecting the wrong plan or encountering misleading information.</text:span></text:p>
        </text:list-item>
        <text:list-item>
          <text:p text:style-name="P8">For the Hero Section, I selected a combination of functional, usability, user acceptance, and performance testing because it is the first element users see and heavily influences their perception of the service. Functional testing ensures the layout and media load correctly, usability testing checks that the message is clear, user acceptance testing confirms the content aligns with stakeholder expectations, and performance testing ensures large images or videos do not slow down the page. This mix ensures the hero section is both technically sound and effective at communicating value.</text:p>
        </text:list-item>
        <text:list-item>
          <text:p text:style-name="P9"><text:span text:style-name="T10">One decision in my test strategy that I can clearly justify is applying<text:s/></text:span><text:span text:style-name="T11">security<text:s/></text:span><text:span text:style-name="T12">testing to the Contact Form</text:span><text:span text:style-name="T13">. This decision is supported by the fact that the form accepts user input, which makes it a potential entry point for malicious behaviour such as injection attacks or spam submissions. The presence of validation requirements and backend dependencies further reinforces the need for security checks. This evidence makes the decision both logical and necessary for protecting user data and system integrity.</text:span></text:p>
        </text:list-item>
        <text:list-item>
          <text:p text:style-name="P14">If given more time, one specific improvement I would make to the test strategy is adding accessibility testing across all major components. While usability was covered, accessibility would ensure that users with visual, motor, or cognitive impairments can navigate and interact with the site effectively. This would strengthen compliance with accessibility standards, improve inclusivity, and enhance the overall user experience, making the platform more robust and user<text:span text:style-name="T15">‑</text:span>friendly.</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style:language-asian="en" style:country-asian="GB" fo:hyphenate="fals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24254032 - Olly Powell</meta:initial-creator>
    <dc:creator>24254032 - Olly Powell</dc:creator>
    <meta:creation-date>2026-01-14T20:33:00Z</meta:creation-date>
    <dc:date>2026-01-14T20:37:00Z</dc:date>
    <meta:template xlink:href="Normal" xlink:type="simple"/>
    <meta:editing-cycles>1</meta:editing-cycles>
    <meta:editing-duration>PT240S</meta:editing-duration>
    <meta:document-statistic meta:page-count="1" meta:paragraph-count="5" meta:word-count="393" meta:character-count="2629" meta:row-count="18" meta:non-whitespace-character-count="2241"/>
  </office:meta>
</office:document-meta>
</file>